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・・・ぅぁ・・・あ、ト・・・トイ・・・レぇぇ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え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し、し・・・・し、使用・・・中・・・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はわぁ！　ヴィスティちゃん？　ちょ、ちょっと
　待ってね！　えへへ！」</text:p>
          </table:table-cell>
          <table:table-cell table:number-columns-repeated="1023"/>
        </table:table-row>
        <table:table-row>
          <table:table-cell table:style-name="ce0" office:value-type="string">
            <text:p>ぁああ、あ、あっ、ぁ・・・っ！
（ひくっ！　ひくひくひくっ！　ひくんっ！！）</text:p>
          </table:table-cell>
          <table:table-cell table:number-columns-repeated="1023"/>
        </table:table-row>
        <table:table-row>
          <table:table-cell table:style-name="ce0" office:value-type="string">
            <text:p>ブロ、ブロンシュ！！　はや、く！！　はやく
出てくださいっ！！！　あぁぁぁあっ！！！
はやくはやくっ！！！！！</text:p>
          </table:table-cell>
          <table:table-cell table:number-columns-repeated="1023"/>
        </table:table-row>
        <table:table-row>
          <table:table-cell table:style-name="ce0" office:value-type="string">
            <text:p>だ・・・・・・だ・・・め・・・もぉ・・・・・た、たえ・・・・
ら・・・れ・・・・</text:p>
          </table:table-cell>
          <table:table-cell table:number-columns-repeated="1023"/>
        </table:table-row>
        <table:table-row>
          <table:table-cell table:style-name="ce0" office:value-type="string">
            <text:p>あﾞあﾞあﾞぁﾞあﾞぁﾞ・・・ぁﾞあﾞあﾞぁﾞ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く・・・ぁ・・・はあぁぁぁっ////////</text:p>
          </table:table-cell>
          <table:table-cell table:number-columns-repeated="1023"/>
        </table:table-row>
        <table:table-row>
          <table:table-cell table:style-name="ce0" office:value-type="string">
            <text:p>だめ・・・だ・・・これ以上・・・が、がまん・・・
できな・・・ぃ・・・ああああぁぁぁぁ//////////</text:p>
          </table:table-cell>
          <table:table-cell table:number-columns-repeated="1023"/>
        </table:table-row>
        <table:table-row>
          <table:table-cell table:style-name="ce0" office:value-type="string">
            <text:p>はあぁーーーー～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（あ、頭が・・・働か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な、何も考えられ・・・な・・・）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ヴィスティちゃん？　なんかすっごい
　ビチャビチャ聞こえてきたけど・・・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えへへ・・・もしかして、やっちゃった・・・？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ごめんねヴィスティちゃん！　えへ！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・・・ヴィスティちゃん？　あれ？　ヴィスティ
　ちゃーん？？　そこにいないの？　あれれ？」</text:p>
          </table:table-cell>
          <table:table-cell table:number-columns-repeated="1023"/>
        </table:table-row>
        <table:table-row>
          <table:table-cell table:style-name="ce0" office:value-type="string">
            <text:p>は・・・はわわわ・・・ヴィスティちゃん・・・</text:p>
          </table:table-cell>
          <table:table-cell table:number-columns-repeated="1023"/>
        </table:table-row>
        <table:table-row>
          <table:table-cell table:style-name="ce0" office:value-type="string">
            <text:p>って、うひゃぁ！！　す、すっごい量だね！？！
どこにこんなに溜めてたのぉ！？　えへ！！</text:p>
          </table:table-cell>
          <table:table-cell table:number-columns-repeated="1023"/>
        </table:table-row>
        <table:table-row>
          <table:table-cell table:style-name="ce0" office:value-type="string">
            <text:p>わ・・・私としたことが・・・このような失態・・・</text:p>
          </table:table-cell>
          <table:table-cell table:number-columns-repeated="1023"/>
        </table:table-row>
        <table:table-row>
          <table:table-cell table:style-name="ce0" office:value-type="string">
            <text:p>情けない・・・恥ずかしい・・・っ　うぅ・・・</text:p>
          </table:table-cell>
          <table:table-cell table:number-columns-repeated="1023"/>
        </table:table-row>
        <table:table-row>
          <table:table-cell table:style-name="ce0" office:value-type="string">
            <text:p>ま、まあその・・・えへ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ど・・・どんまい！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